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200000298D44115D259870A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36pt" officeooo:rsid="001bcc21" officeooo:paragraph-rsid="001bcc21" style:font-size-asian="36pt" style:font-size-complex="36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4" style:family="paragraph" style:parent-style-name="Standard">
      <style:paragraph-properties fo:text-align="center" style:justify-single-word="false"/>
      <style:text-properties officeooo:rsid="001f6fd7" officeooo:paragraph-rsid="001f6fd7"/>
    </style:style>
    <style:style style:name="P5" style:family="paragraph" style:parent-style-name="Standard">
      <style:paragraph-properties fo:text-align="center" style:justify-single-word="false"/>
      <style:text-properties officeooo:rsid="001f6fd7" officeooo:paragraph-rsid="002077de"/>
    </style:style>
    <style:style style:name="T1" style:family="text">
      <style:text-properties officeooo:rsid="002077de"/>
    </style:style>
    <style:style style:name="T2" style:family="text">
      <style:text-properties officeooo:rsid="0024ae26"/>
    </style:style>
    <style:style style:name="T3" style:family="text">
      <style:text-properties officeooo:rsid="00288cd7"/>
    </style:style>
    <style:style style:name="T4" style:family="text">
      <style:text-properties officeooo:rsid="0029a6d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EXHIBIT "<text:span text:style-name="T3">R</text:span>"</text:p>
      <text:p text:style-name="Standard"/>
      <text:p text:style-name="P3"><text:soft-page-break/>EXHIBIT <text:span text:style-name="T3">R</text:span>-PAGE 1 OF <text:span text:style-name="T4">1</text:span></text:p>
      <text:p text:style-name="P3"/>
      <text:p text:style-name="P3"/>
      <text:p text:style-name="P3"><draw:frame draw:style-name="fr1" draw:name="Image1" text:anchor-type="char" svg:width="6.5in" svg:height="5.7236in" draw:z-index="0"><draw:image xlink:href="Pictures/10000001000002F200000298D44115D259870AB1.png" xlink:type="simple" xlink:show="embed" xlink:actuate="onLoad" draw:mime-type="image/png"/></draw:frame>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5T10:15:19.603000000</meta:creation-date>
    <meta:generator>LibreOffice/7.3.0.3$Windows_X86_64 LibreOffice_project/0f246aa12d0eee4a0f7adcefbf7c878fc2238db3</meta:generator>
    <dc:date>2022-11-14T15:29:33.646000000</dc:date>
    <meta:editing-duration>PT18M1S</meta:editing-duration>
    <meta:editing-cycles>14</meta:editing-cycles>
    <meta:document-statistic meta:table-count="0" meta:image-count="1" meta:object-count="0" meta:page-count="2" meta:paragraph-count="2" meta:word-count="7" meta:character-count="32" meta:non-whitespace-character-count="27"/>
  </office:meta>
</office:document-meta>
</file>